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fa144" officeooo:paragraph-rsid="001fa144"/>
    </style:style>
    <style:style style:name="P2" style:family="paragraph" style:parent-style-name="Standard">
      <style:text-properties style:text-underline-style="none" officeooo:rsid="002480bc" officeooo:paragraph-rsid="002480bc"/>
    </style:style>
    <style:style style:name="P3" style:family="paragraph" style:parent-style-name="Standard">
      <style:text-properties style:text-underline-style="none" officeooo:rsid="001fa144" officeooo:paragraph-rsid="001fa144"/>
    </style:style>
    <style:style style:name="P4" style:family="paragraph" style:parent-style-name="Standard">
      <style:text-properties style:text-underline-style="none" officeooo:rsid="00264135" officeooo:paragraph-rsid="00264135"/>
    </style:style>
    <style:style style:name="P5" style:family="paragraph" style:parent-style-name="Standard">
      <style:text-properties style:text-underline-style="none" officeooo:rsid="00264135" officeooo:paragraph-rsid="00292e2c"/>
    </style:style>
    <style:style style:name="P6" style:family="paragraph" style:parent-style-name="Standard">
      <style:text-properties style:text-underline-style="none" officeooo:rsid="00278907" officeooo:paragraph-rsid="00278907"/>
    </style:style>
    <style:style style:name="P7" style:family="paragraph" style:parent-style-name="Standard">
      <style:text-properties style:text-underline-style="none" officeooo:rsid="00278907" officeooo:paragraph-rsid="002b0d0d"/>
    </style:style>
    <style:style style:name="P8" style:family="paragraph" style:parent-style-name="Standard">
      <style:text-properties style:text-underline-style="none" officeooo:rsid="002961df" officeooo:paragraph-rsid="002961df"/>
    </style:style>
    <style:style style:name="P9" style:family="paragraph" style:parent-style-name="Standard">
      <style:text-properties style:text-underline-style="none" officeooo:rsid="0031664b" officeooo:paragraph-rsid="0031664b"/>
    </style:style>
    <style:style style:name="P10" style:family="paragraph" style:parent-style-name="Standard">
      <style:text-properties style:text-underline-style="none" officeooo:rsid="0033ccdf" officeooo:paragraph-rsid="0033ccdf"/>
    </style:style>
    <style:style style:name="P11" style:family="paragraph" style:parent-style-name="Standard">
      <style:text-properties style:text-underline-style="none" officeooo:rsid="0033ccdf" officeooo:paragraph-rsid="00355eee"/>
    </style:style>
    <style:style style:name="P12" style:family="paragraph" style:parent-style-name="Standard">
      <style:text-properties style:text-underline-style="none" officeooo:rsid="0033ccdf" officeooo:paragraph-rsid="0037e535"/>
    </style:style>
    <style:style style:name="P13" style:family="paragraph" style:parent-style-name="Standard">
      <style:text-properties style:text-underline-style="none" officeooo:rsid="0037e535" officeooo:paragraph-rsid="0037e535"/>
    </style:style>
    <style:style style:name="P14" style:family="paragraph" style:parent-style-name="Standard">
      <style:text-properties style:text-underline-style="none" officeooo:rsid="003cd013" officeooo:paragraph-rsid="003cd013"/>
    </style:style>
    <style:style style:name="P15" style:family="paragraph" style:parent-style-name="Standard">
      <style:text-properties style:text-underline-style="none" officeooo:rsid="00403a52" officeooo:paragraph-rsid="0041f92f"/>
    </style:style>
    <style:style style:name="P16" style:family="paragraph" style:parent-style-name="Standard">
      <style:text-properties style:text-underline-style="none" officeooo:rsid="00403a52" officeooo:paragraph-rsid="00480f56"/>
    </style:style>
    <style:style style:name="P17" style:family="paragraph" style:parent-style-name="Standard">
      <style:text-properties style:text-underline-style="none" officeooo:rsid="00427859" officeooo:paragraph-rsid="00427859"/>
    </style:style>
    <style:style style:name="P18" style:family="paragraph" style:parent-style-name="Standard">
      <style:text-properties style:text-underline-style="none" officeooo:rsid="00437053" officeooo:paragraph-rsid="00437053"/>
    </style:style>
    <style:style style:name="P19" style:family="paragraph" style:parent-style-name="Standard">
      <style:text-properties style:text-underline-style="none" officeooo:rsid="00452a3c" officeooo:paragraph-rsid="00452a3c"/>
    </style:style>
    <style:style style:name="P20" style:family="paragraph" style:parent-style-name="Standard">
      <style:text-properties style:text-underline-style="none" officeooo:rsid="00452a3c" officeooo:paragraph-rsid="00480f56"/>
    </style:style>
    <style:style style:name="P21" style:family="paragraph" style:parent-style-name="Standard">
      <style:text-properties style:text-underline-style="none" officeooo:rsid="004a12f8" officeooo:paragraph-rsid="004a12f8"/>
    </style:style>
    <style:style style:name="P22" style:family="paragraph" style:parent-style-name="Standard">
      <style:text-properties style:text-underline-style="none" officeooo:rsid="004a4a62" officeooo:paragraph-rsid="004a4a6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92e2c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size="10pt" officeooo:rsid="001fa144" style:font-size-asian="8.75pt" style:font-size-complex="10pt"/>
    </style:style>
    <style:style style:name="T5" style:family="text">
      <style:text-properties fo:font-size="10pt" officeooo:rsid="00292e2c" style:font-size-asian="8.75pt" style:font-size-complex="10pt"/>
    </style:style>
    <style:style style:name="T6" style:family="text">
      <style:text-properties fo:font-size="10pt" officeooo:rsid="0031664b" style:font-size-asian="8.75pt" style:font-size-complex="10pt"/>
    </style:style>
    <style:style style:name="T7" style:family="text">
      <style:text-properties fo:font-size="10pt" officeooo:rsid="003e2cc1" style:font-size-asian="8.75pt" style:font-size-complex="10pt"/>
    </style:style>
    <style:style style:name="T8" style:family="text">
      <style:text-properties fo:font-size="10pt" officeooo:rsid="00452a3c" style:font-size-asian="8.75pt" style:font-size-complex="10pt"/>
    </style:style>
    <style:style style:name="T9" style:family="text">
      <style:text-properties fo:font-size="10pt" style:text-underline-style="solid" style:text-underline-type="double" style:text-underline-width="auto" style:text-underline-color="font-color" style:font-size-asian="8.75pt" style:font-size-complex="10pt"/>
    </style:style>
    <style:style style:name="T10" style:family="text">
      <style:text-properties fo:font-size="10pt" style:text-underline-style="solid" style:text-underline-type="double" style:text-underline-width="auto" style:text-underline-color="font-color" officeooo:rsid="00212cfb" style:font-size-asian="8.75pt" style:font-size-complex="10pt"/>
    </style:style>
    <style:style style:name="T11" style:family="text">
      <style:text-properties fo:font-size="10pt" style:text-underline-style="solid" style:text-underline-type="double" style:text-underline-width="auto" style:text-underline-color="font-color" officeooo:rsid="00256d08" style:font-size-asian="8.75pt" style:font-size-complex="10pt"/>
    </style:style>
    <style:style style:name="T12" style:family="text">
      <style:text-properties fo:font-size="10pt" style:text-underline-style="solid" style:text-underline-type="double" style:text-underline-width="auto" style:text-underline-color="font-color" officeooo:rsid="001fa144" style:font-size-asian="8.75pt" style:font-size-complex="10pt"/>
    </style:style>
    <style:style style:name="T13" style:family="text">
      <style:text-properties fo:font-size="10pt" style:text-underline-style="solid" style:text-underline-type="double" style:text-underline-width="auto" style:text-underline-color="font-color" officeooo:rsid="00292e2c" style:font-size-asian="8.75pt" style:font-size-complex="10pt"/>
    </style:style>
    <style:style style:name="T14" style:family="text">
      <style:text-properties fo:font-size="10pt" style:text-underline-style="solid" style:text-underline-type="double" style:text-underline-width="auto" style:text-underline-color="font-color" officeooo:rsid="00264135" style:font-size-asian="8.75pt" style:font-size-complex="10pt"/>
    </style:style>
    <style:style style:name="T15" style:family="text">
      <style:text-properties fo:font-size="10pt" style:text-underline-style="solid" style:text-underline-type="double" style:text-underline-width="auto" style:text-underline-color="font-color" officeooo:rsid="002ce709" style:font-size-asian="8.75pt" style:font-size-complex="10pt"/>
    </style:style>
    <style:style style:name="T16" style:family="text">
      <style:text-properties fo:font-size="10pt" style:text-underline-style="solid" style:text-underline-type="double" style:text-underline-width="auto" style:text-underline-color="font-color" officeooo:rsid="002ed278" style:font-size-asian="8.75pt" style:font-size-complex="10pt"/>
    </style:style>
    <style:style style:name="T17" style:family="text">
      <style:text-properties fo:font-size="10pt" style:text-underline-style="solid" style:text-underline-type="double" style:text-underline-width="auto" style:text-underline-color="font-color" officeooo:rsid="00306712" style:font-size-asian="8.75pt" style:font-size-complex="10pt"/>
    </style:style>
    <style:style style:name="T18" style:family="text">
      <style:text-properties fo:font-size="10pt" style:text-underline-style="solid" style:text-underline-type="double" style:text-underline-width="auto" style:text-underline-color="font-color" officeooo:rsid="0031664b" style:font-size-asian="8.75pt" style:font-size-complex="10pt"/>
    </style:style>
    <style:style style:name="T19" style:family="text">
      <style:text-properties fo:font-size="10pt" style:text-underline-style="solid" style:text-underline-type="double" style:text-underline-width="auto" style:text-underline-color="font-color" officeooo:rsid="0033ccdf" style:font-size-asian="8.75pt" style:font-size-complex="10pt"/>
    </style:style>
    <style:style style:name="T20" style:family="text">
      <style:text-properties fo:font-size="10pt" style:text-underline-style="solid" style:text-underline-type="double" style:text-underline-width="auto" style:text-underline-color="font-color" officeooo:rsid="003aa283" style:font-size-asian="8.75pt" style:font-size-complex="10pt"/>
    </style:style>
    <style:style style:name="T21" style:family="text">
      <style:text-properties fo:font-size="10pt" style:text-underline-style="solid" style:text-underline-type="double" style:text-underline-width="auto" style:text-underline-color="font-color" officeooo:rsid="003e2cc1" style:font-size-asian="8.75pt" style:font-size-complex="10pt"/>
    </style:style>
    <style:style style:name="T22" style:family="text">
      <style:text-properties fo:font-size="10pt" style:text-underline-style="solid" style:text-underline-type="double" style:text-underline-width="auto" style:text-underline-color="font-color" officeooo:rsid="003eb1d1" style:font-size-asian="8.75pt" style:font-size-complex="10pt"/>
    </style:style>
    <style:style style:name="T23" style:family="text">
      <style:text-properties fo:font-size="10pt" style:text-underline-style="solid" style:text-underline-type="double" style:text-underline-width="auto" style:text-underline-color="font-color" officeooo:rsid="00452a3c" style:font-size-asian="8.75pt" style:font-size-complex="10pt"/>
    </style:style>
    <style:style style:name="T24" style:family="text">
      <style:text-properties fo:font-size="10pt" style:text-underline-style="solid" style:text-underline-type="double" style:text-underline-width="auto" style:text-underline-color="font-color" officeooo:rsid="00471a1d" style:font-size-asian="8.75pt" style:font-size-complex="10pt"/>
    </style:style>
    <style:style style:name="T25" style:family="text">
      <style:text-properties fo:font-size="10pt" style:text-underline-style="solid" style:text-underline-type="double" style:text-underline-width="auto" style:text-underline-color="font-color" officeooo:rsid="00480f56" style:font-size-asian="8.75pt" style:font-size-complex="10pt"/>
    </style:style>
    <style:style style:name="T26" style:family="text">
      <style:text-properties officeooo:rsid="00212cfb"/>
    </style:style>
    <style:style style:name="T27" style:family="text">
      <style:text-properties officeooo:rsid="00292e2c"/>
    </style:style>
    <style:style style:name="T28" style:family="text">
      <style:text-properties officeooo:rsid="002961df"/>
    </style:style>
    <style:style style:name="T29" style:family="text">
      <style:text-properties officeooo:rsid="002b0d0d"/>
    </style:style>
    <style:style style:name="T30" style:family="text">
      <style:text-properties officeooo:rsid="003cd013"/>
    </style:style>
    <style:style style:name="T31" style:family="text">
      <style:text-properties officeooo:rsid="00437053"/>
    </style:style>
    <style:style style:name="T32" style:family="text">
      <style:text-properties officeooo:rsid="00480f56"/>
    </style:style>
    <style:style style:name="T33" style:family="text">
      <style:text-properties officeooo:rsid="0048caae"/>
    </style:style>
    <style:style style:name="T34" style:family="text">
      <style:text-properties officeooo:rsid="004a67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ARCA(<text:span text:style-name="T1">nombre</text:span>)</text:p>
      <text:p text:style-name="P2"><text:s text:c="46"/><text:span text:style-name="T10"><text:s text:c="8"/></text:span><text:span text:style-name="T15">M</text:span><text:span text:style-name="T10">ARCA <text:s text:c="6"/></text:span></text:p>
      <text:p text:style-name="P2">MODELO(<text:span text:style-name="T1">nombre_modelo, nombre_marca</text:span>)</text:p>
      <text:p text:style-name="P1"><text:s text:c="71"/><text:span text:style-name="T10"><text:s text:c="24"/></text:span><text:span text:style-name="T11">MODELO <text:s text:c="19"/></text:span></text:p>
      <text:p text:style-name="P1">PRODUCTO(<text:span text:style-name="T1">codigo</text:span>, nombre, descripcion, <text:span text:style-name="T26">nombre_marca, nombre_modelo</text:span>)</text:p>
      <text:p text:style-name="P1"><text:s text:c="30"/><text:span text:style-name="T9">PRODUCTO</text:span></text:p>
      <text:p text:style-name="P1">LISTA_PRECIOS(<text:span text:style-name="T1">codigo_p, año_elab</text:span>, precio)</text:p>
      <text:p text:style-name="P1"/>
      <text:p text:style-name="P4">PROVEEDORA(<text:span text:style-name="T1">rif</text:span>, nombre, direccion, )</text:p>
      <text:p text:style-name="P4"><text:s text:c="32"/><text:span text:style-name="T9">PROVEEDORA</text:span></text:p>
      <text:p text:style-name="P4">TELEFONO_PRO(<text:span text:style-name="T1"> <text:s text:c="6"/>rif_p <text:s text:c="7"/>, numero</text:span>)</text:p>
      <text:p text:style-name="P1"/>
      <text:p text:style-name="P4">ORDEN(<text:span text:style-name="T1">num</text:span>, fecha, monto, rif_p)</text:p>
      <text:p text:style-name="P5"><text:s text:c="17"/><text:span text:style-name="T12">PRODUCTO</text:span><text:span text:style-name="T4"> <text:s text:c="4"/></text:span><text:span text:style-name="T13"><text:s text:c="4"/></text:span><text:span text:style-name="T16">O</text:span><text:span text:style-name="T13">RDEN <text:s text:c="2"/></text:span></text:p>
      <text:p text:style-name="P6">SE_PIDE(<text:span text:style-name="T1"> <text:s/></text:span><text:span text:style-name="T2">codigo_p <text:s/>, num_orden</text:span><text:span text:style-name="T27">, cantidad</text:span>)</text:p>
      <text:p text:style-name="P7"><text:s text:c="35"/><text:span text:style-name="T13"><text:s text:c="4"/></text:span><text:span text:style-name="T17">OR</text:span><text:span text:style-name="T13">DEN <text:s text:c="3"/></text:span><text:span text:style-name="T5"><text:s text:c="2"/></text:span><text:span text:style-name="T14">PROVEEDORA</text:span></text:p>
      <text:p text:style-name="P8">LOTE(<text:span text:style-name="T1">serial_f</text:span>, num_orden, <text:s text:c="7"/><text:span text:style-name="T29">rif_p <text:s text:c="6"/></text:span>, <text:span text:style-name="T29">fecha, monto</text:span>)</text:p>
      <text:p text:style-name="P8"><text:s text:c="18"/><text:span text:style-name="T18"><text:s text:c="4"/>LOTE <text:s text:c="4"/></text:span></text:p>
      <text:p text:style-name="P9">SE_PAGA(<text:span text:style-name="T1">serial_l,</text:span> fecha, monto, num_transaccion, num_cuenta)</text:p>
      <text:p text:style-name="P1"><text:s text:c="132"/><text:span text:style-name="T19"><text:s text:c="3"/>PRODUCTO <text:s text:c="2"/></text:span></text:p>
      <text:p text:style-name="P10">ARTICULO_N(<text:span text:style-name="T1">num_inv</text:span>, ult_costo, minimo, categoria, fecha_elab, precio_venta, cod_producto)</text:p>
      <text:p text:style-name="P11"><text:s text:c="78"/><text:span text:style-name="T9"><text:s text:c="3"/>PRODUCTO <text:s text:c="2"/></text:span></text:p>
      <text:p text:style-name="P10">ARTICULO_U(<text:span text:style-name="T1">num_inv</text:span>, categoria, fecha_elab, cod_producto)</text:p>
      <text:p text:style-name="P12"><text:s text:c="21"/><text:span text:style-name="T28"><text:s/></text:span><text:span text:style-name="T18"><text:s text:c="2"/>LOTE <text:s text:c="2"/></text:span><text:span text:style-name="T6"><text:s text:c="3"/></text:span><text:span text:style-name="T20">ARTICULO_N</text:span></text:p>
      <text:p text:style-name="P13">CONTIENE(<text:span text:style-name="T1">fact_lote, <text:s text:c="3"/>num_inv <text:s text:c="3"/></text:span>, cantidad)</text:p>
      <text:p text:style-name="P13"/>
      <text:p text:style-name="P21">PRIMA(<text:span text:style-name="T1">sexo, grupo_et</text:span>, monto)</text:p>
      <text:p text:style-name="P17"/>
      <text:p text:style-name="P18">PERSONA(……..)</text:p>
      <text:p text:style-name="P17"/>
      <text:p text:style-name="P22">EMPLEADO(<text:span text:style-name="T1">cedula</text:span>, fecha_i<text:span text:style-name="T34">ngreso</text:span>, sueldo_base, )</text:p>
      <text:p text:style-name="P22"/>
      <text:p text:style-name="P22">CLIENTE(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EDIDO(<text:span text:style-name="T1">num_pedido</text:span>)</text:p>
      <text:p text:style-name="P17"/>
      <text:p text:style-name="P17">SE_SOLICITA(<text:span text:style-name="T1">num_pedido, codigo_p</text:span>, <text:span text:style-name="T31">cantidad</text:span>)</text:p>
      <text:p text:style-name="P13"/>
      <text:p text:style-name="P14">TRUEQUE(<text:span text:style-name="T1">serial_r</text:span>, fecha, monto, forma_pago, num_tarjeta, clave_conf)</text:p>
      <text:p text:style-name="P14"><text:s text:c="17"/><text:span text:style-name="T22">A</text:span><text:span text:style-name="T21">RTICULO_U</text:span><text:span text:style-name="T7"> <text:s text:c="2"/></text:span><text:span text:style-name="T22"><text:s text:c="4"/>T</text:span><text:span text:style-name="T21">RUEQUE <text:s text:c="3"/></text:span></text:p>
      <text:p text:style-name="P14">CAMBIO(<text:span text:style-name="T1"> num_inv_c <text:s/>, serial_trueque</text:span>, num_inv_t)</text:p>
      <text:p text:style-name="P14"><text:soft-page-break/></text:p>
      <text:p text:style-name="P15">VENTA(<text:span text:style-name="T1">serial_f</text:span>, <text:span text:style-name="T30">fecha, monto, forma_pago, num_tarjeta, clave_conf</text:span>)</text:p>
      <text:p text:style-name="P15"><text:s text:c="20"/><text:span text:style-name="T23"><text:s/>VENTA </text:span><text:span text:style-name="T8"><text:s text:c="2"/></text:span><text:span text:style-name="T24">ARTICULO_N</text:span></text:p>
      <text:p text:style-name="P19">VENTA_N(<text:span text:style-name="T1">serial_v, <text:s text:c="3"/>num_inv <text:s text:c="3"/></text:span>, <text:span text:style-name="T33">cantidad</text:span>)</text:p>
      <text:p text:style-name="P16"><text:s text:c="20"/><text:span text:style-name="T23"><text:s/>VENTA </text:span><text:span text:style-name="T8"><text:s text:c="2"/></text:span><text:span text:style-name="T24">ARTICULO_</text:span><text:span text:style-name="T25">U</text:span></text:p>
      <text:p text:style-name="P20">VENTA_<text:span text:style-name="T32">U</text:span>(<text:span text:style-name="T1">serial_v, <text:s text:c="3"/>num_inv <text:s text:c="3"/></text:span>, <text:span text:style-name="T33">cantidad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00:15:19.821177640</meta:creation-date>
    <dc:date>2015-05-17T21:51:24.070678339</dc:date>
    <meta:editing-duration>PT3H10M48S</meta:editing-duration>
    <meta:editing-cycles>44</meta:editing-cycles>
    <meta:generator>LibreOffice/4.4.2.2$Linux_X86_64 LibreOffice_project/40m0$Build-2</meta:generator>
    <meta:document-statistic meta:table-count="0" meta:image-count="0" meta:object-count="0" meta:page-count="2" meta:paragraph-count="37" meta:word-count="111" meta:character-count="1845" meta:non-whitespace-character-count="1063"/>
  </office:meta>
</office:document-meta>
</file>